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orphans="2" fo:widows="2"/>
      <style:text-properties style:font-name="Arial" fo:font-size="10pt" style:text-underline-style="none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bold" officeooo:paragraph-rsid="00650509" fo:background-color="transparent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style:font-name="Arial" fo:font-size="10pt" fo:letter-spacing="normal" fo:font-style="normal" style:text-underline-style="none" fo:font-weight="bold" fo:background-color="transparent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style:font-name="Arial" fo:font-size="10pt" fo:letter-spacing="normal" fo:font-style="normal" style:text-underline-style="none" fo:font-weight="bold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style:font-name="Arial" fo:font-size="10pt" fo:letter-spacing="normal" fo:font-style="normal" style:text-underline-style="none" fo:font-weight="normal" fo:background-color="transparent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style:font-name="Arial" fo:font-size="10pt" fo:letter-spacing="normal" fo:font-style="normal" style:text-underline-style="none" fo:font-weight="normal" officeooo:paragraph-rsid="007a0f8f" fo:background-color="transparent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style:font-name="Arial" fo:font-size="10pt" fo:letter-spacing="normal" fo:font-style="normal" style:text-underline-style="none" fo:font-weight="normal" officeooo:rsid="0066bdb5" officeooo:paragraph-rsid="0071eab6" fo:background-color="transparent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style:font-name="Arial" fo:font-size="10pt" fo:letter-spacing="normal" fo:font-style="normal" style:text-underline-style="none" fo:font-weight="normal" officeooo:rsid="00685148" officeooo:paragraph-rsid="0071eab6" fo:background-color="transparen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style:font-name="Arial" fo:font-size="10pt" fo:letter-spacing="normal" fo:font-style="normal" style:text-underline-style="none" fo:font-weight="normal" officeooo:rsid="006d644e" officeooo:paragraph-rsid="00696317" fo:background-color="transparent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style:font-name="Arial" fo:font-size="10pt" style:text-underline-style="none" officeooo:paragraph-rsid="0066bdb5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officeooo:paragraph-rsid="0066bdb5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officeooo:paragraph-rsid="007a0f8f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officeooo:paragraph-rsid="00696317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officeooo:paragraph-rsid="00650509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1.27cm" style:auto-text-indent="false" style:writing-mode="lr-tb"/>
      <style:text-properties officeooo:paragraph-rsid="00685148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0pt" fo:letter-spacing="normal" fo:font-style="normal" style:text-underline-style="none" fo:font-weight="bold" fo:background-color="transparent" style:font-size-asian="10pt" style:font-size-complex="10pt"/>
    </style:style>
    <style:style style:name="P17" style:family="paragraph" style:parent-style-name="Text_20_body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0.101cm" style:auto-text-indent="false" fo:background-color="transparent" style:writing-mode="lr-tb"/>
      <style:text-properties fo:font-variant="normal" fo:text-transform="none" fo:color="#000000" style:font-name="Arial" fo:font-size="9pt" fo:letter-spacing="normal" fo:font-style="italic" style:text-underline-style="none" fo:font-weight="normal" officeooo:rsid="0066bdb5" officeooo:paragraph-rsid="0071eab6" fo:background-color="transparent" style:font-size-asian="9pt" style:font-style-asian="italic" style:font-size-complex="9pt" style:font-style-complex="italic"/>
    </style:style>
    <style:style style:name="P18" style:family="paragraph" style:parent-style-name="Text_20_body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0.101cm" style:auto-text-indent="false" fo:background-color="transparent" style:writing-mode="lr-tb"/>
      <style:text-properties officeooo:paragraph-rsid="007ef84b"/>
    </style:style>
    <style:style style:name="P19" style:family="paragraph" style:parent-style-name="Text_20_body">
      <style:paragraph-properties fo:margin-left="2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font-variant="normal" fo:text-transform="none" fo:color="#000000" style:font-name="Arial" fo:font-size="9pt" fo:letter-spacing="normal" style:text-underline-style="none" officeooo:paragraph-rsid="007a0f8f" style:font-size-asian="9pt" style:font-size-complex="9pt"/>
    </style:style>
    <style:style style:name="P20" style:family="paragraph" style:parent-style-name="Text_20_body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0.101cm" style:auto-text-indent="false" fo:background-color="transparent" style:writing-mode="lr-tb"/>
      <style:text-properties fo:font-variant="normal" fo:text-transform="none" fo:color="#000000" style:font-name="Arial" fo:font-size="9pt" fo:letter-spacing="normal" fo:font-style="italic" style:text-underline-style="none" fo:font-weight="normal" officeooo:rsid="0071eab6" officeooo:paragraph-rsid="007ef84b" fo:background-color="transparent" style:font-size-asian="9pt" style:font-style-asian="italic" style:font-size-complex="9pt" style:font-style-complex="italic"/>
    </style:style>
    <style:style style:name="P21" style:family="paragraph" style:parent-style-name="Text_20_body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0.101cm" style:auto-text-indent="false" fo:background-color="transparent" style:writing-mode="lr-tb"/>
      <style:text-properties fo:font-variant="normal" fo:text-transform="none" fo:color="#000000" style:font-name="Arial" fo:font-size="9pt" fo:letter-spacing="normal" fo:font-style="italic" style:text-underline-style="none" fo:font-weight="normal" officeooo:rsid="0071eab6" officeooo:paragraph-rsid="0081f429" fo:background-color="transparent" style:font-size-asian="9pt" style:font-style-asian="italic" style:font-size-complex="9pt" style:font-style-complex="italic"/>
    </style:style>
    <style:style style:name="P22" style:family="paragraph" style:parent-style-name="Text_20_body" style:master-page-name="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0.101cm" style:auto-text-indent="false" style:page-number="auto" fo:background-color="transparent" style:writing-mode="lr-tb"/>
      <style:text-properties fo:font-variant="normal" fo:text-transform="none" fo:color="#000000" style:font-name="Arial" fo:font-size="9pt" fo:letter-spacing="normal" fo:font-style="italic" style:text-underline-style="none" fo:font-weight="normal" officeooo:rsid="0071eab6" officeooo:paragraph-rsid="0081f429" fo:background-color="transparent" style:font-size-asian="9pt" style:font-style-asian="italic" style:font-size-complex="9pt" style:font-style-complex="italic"/>
    </style:style>
    <style:style style:name="T1" style:family="text">
      <style:text-properties fo:font-style="italic" fo:font-weight="normal" fo:background-color="transparent" loext:char-shading-value="0"/>
    </style:style>
    <style:style style:name="T2" style:family="text">
      <style:text-properties fo:font-style="italic" fo:font-weight="bold" fo:background-color="transparent" loext:char-shading-value="0" style:font-weight-asian="bold" style:font-weight-complex="bold"/>
    </style:style>
    <style:style style:name="T3" style:family="text">
      <style:text-properties fo:font-weight="normal" fo:background-color="transparent" loext:char-shading-value="0"/>
    </style:style>
    <style:style style:name="T4" style:family="text">
      <style:text-properties fo:font-weight="normal" officeooo:rsid="0066bdb5" fo:background-color="transparent" loext:char-shading-value="0"/>
    </style:style>
    <style:style style:name="T5" style:family="text">
      <style:text-properties fo:font-weight="normal" officeooo:rsid="0067a227" fo:background-color="transparent" loext:char-shading-value="0"/>
    </style:style>
    <style:style style:name="T6" style:family="text">
      <style:text-properties fo:font-style="normal" fo:font-weight="bold" fo:background-color="transparent" loext:char-shading-value="0"/>
    </style:style>
    <style:style style:name="T7" style:family="text">
      <style:text-properties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9" style:family="text">
      <style:text-properties fo:font-variant="normal" fo:text-transform="none" fo:color="#000000" fo:letter-spacing="normal" fo:font-style="normal" fo:font-weight="normal" officeooo:rsid="0066bdb5" fo:background-color="transparent" loext:char-shading-value="0"/>
    </style:style>
    <style:style style:name="T10" style:family="text">
      <style:text-properties fo:font-variant="normal" fo:text-transform="none" fo:color="#000000" style:font-name="Arial" fo:font-size="10pt" fo:letter-spacing="normal" fo:font-style="normal" style:text-underline-style="none" fo:font-weight="normal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66bdb5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749f0a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6b72ca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881708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8add51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7c0f5a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7a0f8f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6818d9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7b017a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style:font-name="Arial" fo:font-size="10pt" fo:letter-spacing="normal" fo:font-style="normal" style:text-underline-style="none" fo:font-weight="bold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font-name="Arial" fo:font-size="10pt" fo:letter-spacing="normal" fo:font-style="normal" style:text-underline-style="none" fo:font-weight="bold" officeooo:rsid="007b017a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font-name="Arial" fo:font-size="10pt" fo:letter-spacing="normal" fo:font-style="normal" style:text-underline-style="none" fo:font-weight="bold" officeooo:rsid="00696317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font-name="Arial" fo:font-size="10pt" fo:letter-spacing="normal" fo:font-style="normal" style:text-underline-style="none" fo:font-weight="bold" officeooo:rsid="00749f0a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font-name="Arial" fo:font-size="9pt" fo:letter-spacing="normal" fo:font-style="italic" style:text-underline-style="none" fo:font-weight="normal" officeooo:rsid="0071eab6" fo:background-color="transparent" loext:char-shading-value="0" style:font-size-asian="9pt" style:font-style-asian="italic" style:font-size-complex="9pt" style:font-style-complex="italic"/>
    </style:style>
    <style:style style:name="T25" style:family="text">
      <style:text-properties fo:font-variant="normal" fo:text-transform="none" fo:color="#000000" style:font-name="Arial" fo:font-size="9pt" fo:letter-spacing="normal" fo:font-style="italic" style:text-underline-style="none" fo:font-weight="normal" officeooo:rsid="007ef84b" fo:background-color="transparent" loext:char-shading-value="0" style:font-size-asian="9pt" style:font-style-asian="italic" style:font-size-complex="9pt" style:font-style-complex="italic"/>
    </style:style>
    <style:style style:name="T26" style:family="text">
      <style:text-properties officeooo:rsid="0066bdb5"/>
    </style:style>
    <style:style style:name="T27" style:family="text">
      <style:text-properties officeooo:rsid="0071ea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</text:p>
      <text:p text:style-name="P3"/>
      <text:p text:style-name="P15"><text:span text:style-name="T11">Trata-se de Recurso Ordinário interposto pela parte recorrente em face da decisão do </text:span><text:span text:style-name="T19">Auxílio Incapacidade Temporária </text:span><text:span text:style-name="T11">acima citado que a considerou apto às atividades laborativas.</text:span></text:p>
      <text:p text:style-name="P4"><text:span text:style-name="T3">Irresignad</text:span><text:span text:style-name="T4">a</text:span><text:span text:style-name="T3"> com a decisão da Autarquia, recorre </text:span><text:span text:style-name="T4">a parte interessada</text:span><text:span text:style-name="T3"> a esta Corte Administrativa apresentando </text:span><text:span text:style-name="T4">pleiteando </text:span><text:span text:style-name="T5">o pagamento</text:span><text:span text:style-name="T4"> da prestação previdenciária.</text:span></text:p>
      <text:p text:style-name="P5"><text:span text:style-name="T26">Os</text:span> autos <text:span text:style-name="T26">subiram </text:span>a esta Corte.</text:p>
      <text:p text:style-name="P7">Em diligência preliminar, foi ouvida a Perícia Médica Federal - PMF. Esta, por sua vez, entendeu pela existência da incapacidade laborativ<text:span text:style-name="T27">a, como se vê no laudo retro:</text:span></text:p>
      <text:p text:style-name="P22">“CONCLUSÃO MÉDICO PERICIAL: Há elementos técnicos para modificar a decisão anterior? Sim</text:p>
      <text:p text:style-name="P21">Considerações médico periciais: <text:s/>Mediante dados do processo e novos elementos técnicos apresentados, conclui-se com prorrogação da DCB.</text:p>
      <text:p text:style-name="P21">Assinalar o que deseja RETIFICAR: Data de cessação do benefício</text:p>
      <text:p text:style-name="P21">Data de cessação do benefício - DCB 09/03/2021”.</text:p>
      <text:p text:style-name="P17"/>
      <text:p text:style-name="P5">É o sucinto Relatório. Apresento o feito em mesa.</text:p>
      <text:p text:style-name="P1"/>
      <text:p text:style-name="P16">VOTO</text:p>
      <text:p text:style-name="P1"/>
      <text:p text:style-name="P6"><text:span text:style-name="T26">A</text:span>ssiste razão <text:span text:style-name="T26">à parte</text:span> recorrente.</text:p>
      <text:p text:style-name="P12"><text:span text:style-name="T10">Preliminarmente, cumpre ressaltar que o presente recurso é tempestivo, conforme determina o Regimento Interno do CR</text:span><text:span text:style-name="T16">P</text:span><text:span text:style-name="T10">S em seu artigo 31.</text:span></text:p>
      <text:p text:style-name="P12"><text:span text:style-name="T13">Voto proferido após ser ouvida a P</text:span><text:span text:style-name="T14">erícia Médica Federal</text:span><text:span text:style-name="T13">, nos termos do § 7º do art. 53 da Portaria MDSA 116/2017.</text:span></text:p>
      <text:p text:style-name="P12"><text:span text:style-name="T13">Sobre a lide em questão, </text:span><text:span text:style-name="T10">dispõe o artigo </text:span><text:span text:style-name="T15">71 do Decreto n. 3.048/99:</text:span></text:p>
      <text:p text:style-name="P19"><text:span text:style-name="T7">“</text:span><text:span text:style-name="T1">Art. 71. <text:s/>O auxílio por incapacidade temporária será devido ao segurado que, uma vez cumprido, quando for o caso, o período de carência exigido, ficar </text:span><text:span text:style-name="T2">incapacitado para o seu trabalho</text:span><text:span text:style-name="T1"> ou para a sua atividade habitual por mais de quinze dias consecutivos, conforme definido em avaliação médico-pericial.</text:span><text:span text:style-name="T6">” </text:span><text:span text:style-name="T7">(grifo nosso)</text:span></text:p>
      <text:p text:style-name="P10"><text:span text:style-name="T8">No caso dos autos, a pretensão do recorrente </text:span><text:span text:style-name="T9">encontra alicerce no parecer da perícia médica oficial.</text:span></text:p>
      <text:p text:style-name="P11"><text:span text:style-name="T11">Há o cumprimento </text:span><text:span text:style-name="T10">do requisito da incapacidade, </text:span><text:span text:style-name="T11">devendo a prestação ser prorrogada na data fixada pela P</text:span><text:span text:style-name="T12">MF</text:span><text:span text:style-name="T11">.</text:span></text:p>
      <text:p text:style-name="P13"><text:span text:style-name="T10">Dessa forma, faz jus à percepção d</text:span><text:span text:style-name="T11">a prestação</text:span><text:span text:style-name="T10"> d</text:span><text:span text:style-name="T17">o auxílio incapacidade laborativa</text:span><text:span text:style-name="T10"> previsto no art. </text:span><text:span text:style-name="T17">71</text:span><text:span text:style-name="T10"> d</text:span><text:span text:style-name="T17">o Decreto 3.048/99</text:span><text:span text:style-name="T10">, sendo </text:span><text:span text:style-name="T18">p</text:span><text:span text:style-name="T10">rocedente o pedido.</text:span></text:p>
      <text:p text:style-name="P9">Por ordem do inciso I do § 2º do art. 30 da Portaria MDSA 116/2017, a matéria posta em discussão é de matéria de alçada da Junta de Recursos, inexistindo competência das Câmaras de Julgamento para apreciação da matéria.</text:p>
      <text:p text:style-name="P5">Ante o exposto, voto por CONHECER DO RECURSO E <text:span text:style-name="T26">DAR</text:span>-LHE PROVIMENTO, nos termos da fundamentação.</text:p>
      <text:p text:style-name="P8">P<text:span text:style-name="T27">or força da Portaria ME/SEPRT/SEPR <text:s/>nº 1 de 14/01/2020, a implantação dos acórdãos referentes a recursos envolvendo benefícios por incapacidade será feita pelo Instituto Nacional do Seguro Social.</text:span></text:p>
      <text:p text:style-name="P5"/>
      <text:p text:style-name="P2">EMENTA</text:p>
      <text:p text:style-name="P14"><text:span text:style-name="T21">AUXÍLIO INCAPACIDADE TEMPORÁRIA</text:span><text:span text:style-name="T20"> PREVIDENCIÁRIO. </text:span><text:span text:style-name="T22">RECURSO ORDINÁRIO. MATÉRIA DE ALÇADA DA JUNTA DE RECURSOS.</text:span><text:span text:style-name="T20"> EXISTÊNCIA DE INCAPACIDADE LABORATIVA. </text:span><text:span text:style-name="T23">PRESTAÇÃO PRORROGADA CONFORME PARECER MÉDICO FEDERAL. </text:span><text:span text:style-name="T20">ARTIGO </text:span><text:span text:style-name="T21">71 DO DECRETO 3.048/99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Paulo Sermann</meta:initial-creator>
    <meta:creation-date>2012-12-22T14:28:47</meta:creation-date>
    <dc:date>2021-08-03T15:18:37.158295823</dc:date>
    <meta:editing-duration>PT11H12M31S</meta:editing-duration>
    <meta:editing-cycles>68</meta:editing-cycles>
    <meta:generator>LibreOffice/6.3.6.2$Linux_X86_64 LibreOffice_project/2196df99b074d8a661f4036fca8fa0cbfa33a497</meta:generator>
    <dc:creator>Paulo Vitor Nazário Sermann</dc:creator>
    <meta:document-statistic meta:table-count="0" meta:image-count="0" meta:object-count="0" meta:page-count="1" meta:paragraph-count="24" meta:word-count="412" meta:character-count="2698" meta:non-whitespace-character-count="2307"/>
  </office:meta>
</office:document-meta>
</file>